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odpar</text:p>
          </table:table-cell>
          <table:table-cell office:value-type="string" calcext:value-type="string">
            <text:p>odpar_err</text:p>
          </table:table-cell>
          <table:table-cell office:value-type="string" calcext:value-type="string">
            <text:p>M_w</text:p>
          </table:table-cell>
          <table:table-cell office:value-type="string" calcext:value-type="string">
            <text:p>U_R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894.335683543965" calcext:value-type="float">
            <text:p>894,335683543965</text:p>
          </table:table-cell>
          <table:table-cell office:value-type="float" office:value="8.94426238317421" calcext:value-type="float">
            <text:p>8,94426238317421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office:value-type="float" office:value="1370.62471069503" calcext:value-type="float">
            <text:p>1370,62471069503</text:p>
          </table:table-cell>
          <table:table-cell office:value-type="float" office:value="13.7289531918972" calcext:value-type="float">
            <text:p>13,7289531918972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1191.09298774049" calcext:value-type="float">
            <text:p>1191,09298774049</text:p>
          </table:table-cell>
          <table:table-cell office:value-type="float" office:value="11.9170742855996" calcext:value-type="float">
            <text:p>11,9170742855996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Normální_20_3" table:number-columns-repeated="2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2"/>
        </table:table-row>
        <table:table-row table:style-name="ro1" table:number-rows-repeated="5">
          <table:table-cell table:number-columns-repeated="8"/>
        </table:table-row>
        <table:table-row table:style-name="ro1" table:number-rows-repeated="5">
          <table:table-cell/>
          <table:table-cell table:style-name="Normální_20_3"/>
          <table:table-cell table:number-columns-repeated="6"/>
        </table:table-row>
        <table:table-row table:style-name="ro1">
          <table:table-cell/>
          <table:table-cell table:style-name="Normální_20_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0:01:30.385801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45:09.915355593</meta:creation-date>
    <meta:generator>LibreOffice/6.1.6.3$Linux_X86_64 LibreOffice_project/10$Build-3</meta:generator>
    <dc:date>2019-08-19T10:51:42.227289900</dc:date>
    <meta:editing-duration>PT4H10M23S</meta:editing-duration>
    <meta:editing-cycles>9</meta:editing-cycles>
    <meta:document-statistic meta:table-count="1" meta:cell-count="24" meta:object-count="0"/>
  </office:meta>
</office:document-meta>
</file>